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34">
            <text:p>T-23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50.0">
            <text:p>3850.0</text:p>
          </table:table-cell>
          <table:table-cell office:value-type="float" office:value="100.0">
            <text:p>10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23">
            <text:p>12.23</text:p>
          </table:table-cell>
          <table:table-cell office:value-type="float" office:value="1.19">
            <text:p>1.19</text:p>
          </table:table-cell>
          <table:table-cell office:value-type="float" office:value="1.1909746027862442">
            <text:p>1.190974602786244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4">
            <text:p>T-205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780.0">
            <text:p>478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8.73">
            <text:p>18.73</text:p>
          </table:table-cell>
          <table:table-cell office:value-type="float" office:value="1.23">
            <text:p>1.23</text:p>
          </table:table-cell>
          <table:table-cell office:value-type="float" office:value="1.226188801793119">
            <text:p>1.226188801793119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68">
            <text:p>T-246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6120.0">
            <text:p>6120.0</text:p>
          </table:table-cell>
          <table:table-cell office:value-type="float" office:value="90.0">
            <text:p>9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23">
            <text:p>24.23</text:p>
          </table:table-cell>
          <table:table-cell office:value-type="float" office:value="1.26">
            <text:p>1.26</text:p>
          </table:table-cell>
          <table:table-cell office:value-type="float" office:value="1.2578403321116562">
            <text:p>1.2578403321116562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5">
            <text:p>T-245</text:p>
          </table:table-cell>
          <table:table-cell office:value-type="float" office:value="70.1913">
            <text:p>70.1913</text:p>
          </table:table-cell>
          <table:table-cell office:value-type="float" office:value="30.315332">
            <text:p>30.315332</text:p>
          </table:table-cell>
          <table:table-cell office:value-type="float" office:value="850.0">
            <text:p>85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8">
            <text:p>0.78</text:p>
          </table:table-cell>
          <table:table-cell office:value-type="float" office:value="1.14">
            <text:p>1.14</text:p>
          </table:table-cell>
          <table:table-cell office:value-type="float" office:value="1.141196999526666">
            <text:p>1.141196999526666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33">
            <text:p>T-23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50.0">
            <text:p>375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03">
            <text:p>16.03</text:p>
          </table:table-cell>
          <table:table-cell office:value-type="float" office:value="1.21">
            <text:p>1.21</text:p>
          </table:table-cell>
          <table:table-cell office:value-type="float" office:value="1.2112621819435876">
            <text:p>1.211262181943587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40">
            <text:p>T-2240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550.0">
            <text:p>3550.0</text:p>
          </table:table-cell>
          <table:table-cell office:value-type="float" office:value="40.0">
            <text:p>4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03">
            <text:p>12.03</text:p>
          </table:table-cell>
          <table:table-cell office:value-type="float" office:value="1.19">
            <text:p>1.19</text:p>
          </table:table-cell>
          <table:table-cell office:value-type="float" office:value="1.1899308696468198">
            <text:p>1.189930869646819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39">
            <text:p>T-2239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80.0">
            <text:p>80.0</text:p>
          </table:table-cell>
          <table:table-cell office:value-type="string" office:value="Birch and pine">
            <text:p>Birch and 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53">
            <text:p>12.53</text:p>
          </table:table-cell>
          <table:table-cell office:value-type="float" office:value="1.19">
            <text:p>1.19</text:p>
          </table:table-cell>
          <table:table-cell office:value-type="float" office:value="1.1925447787806438">
            <text:p>1.192544778780643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238">
            <text:p>T-223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20.0">
            <text:p>3620.0</text:p>
          </table:table-cell>
          <table:table-cell office:value-type="float" office:value="190.0">
            <text:p>190.0</text:p>
          </table:table-cell>
          <table:table-cell office:value-type="string" office:value="Birch and pine">
            <text:p>Birch and 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73">
            <text:p>11.73</text:p>
          </table:table-cell>
          <table:table-cell office:value-type="float" office:value="1.19">
            <text:p>1.19</text:p>
          </table:table-cell>
          <table:table-cell office:value-type="float" office:value="1.1883698623001653">
            <text:p>1.18836986230016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5">
            <text:p>T-216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150.0">
            <text:p>4150.0</text:p>
          </table:table-cell>
          <table:table-cell office:value-type="float" office:value="100.0">
            <text:p>100.0</text:p>
          </table:table-cell>
          <table:table-cell office:value-type="string" office:value="Fishbone and reindeer antler">
            <text:p>Fishbone and reindeer antl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63">
            <text:p>17.63</text:p>
          </table:table-cell>
          <table:table-cell office:value-type="float" office:value="1.22">
            <text:p>1.22</text:p>
          </table:table-cell>
          <table:table-cell office:value-type="float" office:value="1.2200575039538346">
            <text:p>1.220057503953834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2">
            <text:p>T-2472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5670.0">
            <text:p>5670.0</text:p>
          </table:table-cell>
          <table:table-cell office:value-type="float" office:value="60.0">
            <text:p>6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63">
            <text:p>24.63</text:p>
          </table:table-cell>
          <table:table-cell office:value-type="float" office:value="1.26">
            <text:p>1.26</text:p>
          </table:table-cell>
          <table:table-cell office:value-type="float" office:value="1.2602048884898012">
            <text:p>1.2602048884898012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4">
            <text:p>T-216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80.0">
            <text:p>3880.0</text:p>
          </table:table-cell>
          <table:table-cell office:value-type="float" office:value="110.0">
            <text:p>110.0</text:p>
          </table:table-cell>
          <table:table-cell office:value-type="string" office:value="Heather">
            <text:p>Heath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73">
            <text:p>13.73</text:p>
          </table:table-cell>
          <table:table-cell office:value-type="float" office:value="1.2">
            <text:p>1.2</text:p>
          </table:table-cell>
          <table:table-cell office:value-type="float" office:value="1.198879989430746">
            <text:p>1.198879989430746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2">
            <text:p>T-2162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930.0">
            <text:p>3930.0</text:p>
          </table:table-cell>
          <table:table-cell office:value-type="float" office:value="70.0">
            <text:p>7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52">
            <text:p>14.52</text:p>
          </table:table-cell>
          <table:table-cell office:value-type="float" office:value="1.2">
            <text:p>1.2</text:p>
          </table:table-cell>
          <table:table-cell office:value-type="float" office:value="1.2030977962468203">
            <text:p>1.203097796246820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1">
            <text:p>T-2161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900.0">
            <text:p>3900.0</text:p>
          </table:table-cell>
          <table:table-cell office:value-type="float" office:value="110.0">
            <text:p>110.0</text:p>
          </table:table-cell>
          <table:table-cell office:value-type="string" office:value="Seal bone">
            <text:p>Seal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60">
            <text:p>T-2060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90.0">
            <text:p>9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03">
            <text:p>12.03</text:p>
          </table:table-cell>
          <table:table-cell office:value-type="float" office:value="1.19">
            <text:p>1.19</text:p>
          </table:table-cell>
          <table:table-cell office:value-type="float" office:value="1.1899308696468198">
            <text:p>1.189930869646819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9">
            <text:p>T-2059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53">
            <text:p>12.53</text:p>
          </table:table-cell>
          <table:table-cell office:value-type="float" office:value="1.19">
            <text:p>1.19</text:p>
          </table:table-cell>
          <table:table-cell office:value-type="float" office:value="1.1925447787806438">
            <text:p>1.192544778780643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8_B">
            <text:p>T-2058_B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30.0">
            <text:p>363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1.58">
            <text:p>11.58</text:p>
          </table:table-cell>
          <table:table-cell office:value-type="float" office:value="1.19">
            <text:p>1.19</text:p>
          </table:table-cell>
          <table:table-cell office:value-type="float" office:value="1.1875914310762574">
            <text:p>1.1875914310762574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7">
            <text:p>T-205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390.0">
            <text:p>439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23">
            <text:p>16.23</text:p>
          </table:table-cell>
          <table:table-cell office:value-type="float" office:value="1.21">
            <text:p>1.21</text:p>
          </table:table-cell>
          <table:table-cell office:value-type="float" office:value="1.2123535389275504">
            <text:p>1.2123535389275504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6">
            <text:p>T-205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30.0">
            <text:p>373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1.73">
            <text:p>11.73</text:p>
          </table:table-cell>
          <table:table-cell office:value-type="float" office:value="1.19">
            <text:p>1.19</text:p>
          </table:table-cell>
          <table:table-cell office:value-type="float" office:value="1.1883698623001653">
            <text:p>1.18836986230016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163">
            <text:p>T-216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73">
            <text:p>12.73</text:p>
          </table:table-cell>
          <table:table-cell office:value-type="float" office:value="1.19">
            <text:p>1.19</text:p>
          </table:table-cell>
          <table:table-cell office:value-type="float" office:value="1.1935946042691337">
            <text:p>1.193594604269133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3">
            <text:p>T-2473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1740.0">
            <text:p>1740.0</text:p>
          </table:table-cell>
          <table:table-cell office:value-type="float" office:value="90.0">
            <text:p>90.0</text:p>
          </table:table-cell>
          <table:table-cell office:value-type="string" office:value="Reindeer antler">
            <text:p>Reindeer antl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CreelEtal2022">
            <text:p>Helskog197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4">
            <text:p>T-247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290.0">
            <text:p>429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48">
            <text:p>16.48</text:p>
          </table:table-cell>
          <table:table-cell office:value-type="float" office:value="1.21">
            <text:p>1.21</text:p>
          </table:table-cell>
          <table:table-cell office:value-type="float" office:value="1.2137209896757262">
            <text:p>1.213720989675726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5">
            <text:p>T-247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800.0">
            <text:p>3800.0</text:p>
          </table:table-cell>
          <table:table-cell office:value-type="float" office:value="70.0">
            <text:p>7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73">
            <text:p>12.73</text:p>
          </table:table-cell>
          <table:table-cell office:value-type="float" office:value="1.19">
            <text:p>1.19</text:p>
          </table:table-cell>
          <table:table-cell office:value-type="float" office:value="1.1935946042691337">
            <text:p>1.193594604269133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4">
            <text:p>T-674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2150.0">
            <text:p>2150.0</text:p>
          </table:table-cell>
          <table:table-cell office:value-type="float" office:value="150.0">
            <text:p>15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72">
            <text:p>12.72</text:p>
          </table:table-cell>
          <table:table-cell office:value-type="float" office:value="1.81">
            <text:p>1.81</text:p>
          </table:table-cell>
          <table:table-cell office:value-type="float" office:value="1.8110437686768583">
            <text:p>1.8110437686768583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3">
            <text:p>T-673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600.0">
            <text:p>600.0</text:p>
          </table:table-cell>
          <table:table-cell office:value-type="float" office:value="70.0">
            <text:p>7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8">
            <text:p>T-6418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860.0">
            <text:p>3860.0</text:p>
          </table:table-cell>
          <table:table-cell office:value-type="float" office:value="200.0">
            <text:p>200.0</text:p>
          </table:table-cell>
          <table:table-cell office:value-type="string" office:value="ubest.rot">
            <text:p>ubest.ro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7">
            <text:p>T-6417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1080.0">
            <text:p>1080.0</text:p>
          </table:table-cell>
          <table:table-cell office:value-type="float" office:value="70.0">
            <text:p>7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72">
            <text:p>4.7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220">
            <text:p>T-7220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4800.0">
            <text:p>4800.0</text:p>
          </table:table-cell>
          <table:table-cell office:value-type="float" office:value="120.0">
            <text:p>12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0">
            <text:p>T-7740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360.0">
            <text:p>3360.0</text:p>
          </table:table-cell>
          <table:table-cell office:value-type="float" office:value="110.0">
            <text:p>11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1">
            <text:p>T-7741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730.0">
            <text:p>3730.0</text:p>
          </table:table-cell>
          <table:table-cell office:value-type="float" office:value="110.0">
            <text:p>11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742">
            <text:p>T-7742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3060.0">
            <text:p>3060.0</text:p>
          </table:table-cell>
          <table:table-cell office:value-type="float" office:value="120.0">
            <text:p>120.0</text:p>
          </table:table-cell>
          <table:table-cell office:value-type="string" office:value="seal leg">
            <text:p>seal leg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6">
            <text:p>T-6416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5770.0">
            <text:p>5770.0</text:p>
          </table:table-cell>
          <table:table-cell office:value-type="float" office:value="190.0">
            <text:p>190.0</text:p>
          </table:table-cell>
          <table:table-cell office:value-type="string" office:value="birch/pine">
            <text:p>birch/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415">
            <text:p>T-6415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8500.0">
            <text:p>8500.0</text:p>
          </table:table-cell>
          <table:table-cell office:value-type="float" office:value="120.0">
            <text:p>12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7.22">
            <text:p>37.2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5428">
            <text:p>T-5428</text:p>
          </table:table-cell>
          <table:table-cell office:value-type="float" office:value="70.064838381584">
            <text:p>70.064838381584</text:p>
          </table:table-cell>
          <table:table-cell office:value-type="float" office:value="28.9533302236269">
            <text:p>28.9533302236269</text:p>
          </table:table-cell>
          <table:table-cell office:value-type="float" office:value="7710.0">
            <text:p>7710.0</text:p>
          </table:table-cell>
          <table:table-cell office:value-type="float" office:value="480.0">
            <text:p>48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0.72">
            <text:p>40.72</text:p>
          </table:table-cell>
          <table:table-cell office:value-type="float" office:value="1.36">
            <text:p>1.36</text:p>
          </table:table-cell>
          <table:table-cell office:value-type="float" office:value="1.3578337949633423">
            <text:p>1.3578337949633423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815">
            <text:p>T-4815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2280.0">
            <text:p>2280.0</text:p>
          </table:table-cell>
          <table:table-cell office:value-type="float" office:value="100.0">
            <text:p>10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7">
            <text:p>7.7</text:p>
          </table:table-cell>
          <table:table-cell office:value-type="float" office:value="1.13">
            <text:p>1.13</text:p>
          </table:table-cell>
          <table:table-cell office:value-type="float" office:value="1.1271096128542741">
            <text:p>1.1271096128542741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814">
            <text:p>T-4814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2400.0">
            <text:p>24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">
            <text:p>8.3</text:p>
          </table:table-cell>
          <table:table-cell office:value-type="float" office:value="1.13">
            <text:p>1.13</text:p>
          </table:table-cell>
          <table:table-cell office:value-type="float" office:value="1.1271096128542741">
            <text:p>1.1271096128542741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341">
            <text:p>T-4341</text:p>
          </table:table-cell>
          <table:table-cell office:value-type="float" office:value="69.9040309443567">
            <text:p>69.9040309443567</text:p>
          </table:table-cell>
          <table:table-cell office:value-type="float" office:value="29.8203000437853">
            <text:p>29.8203000437853</text:p>
          </table:table-cell>
          <table:table-cell office:value-type="float" office:value="3050.0">
            <text:p>3050.0</text:p>
          </table:table-cell>
          <table:table-cell office:value-type="float" office:value="70.0">
            <text:p>7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45">
            <text:p>10.45</text:p>
          </table:table-cell>
          <table:table-cell office:value-type="float" office:value="1.18">
            <text:p>1.18</text:p>
          </table:table-cell>
          <table:table-cell office:value-type="float" office:value="1.1772212955979278">
            <text:p>1.1772212955979278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4340">
            <text:p>T-4340</text:p>
          </table:table-cell>
          <table:table-cell office:value-type="float" office:value="69.8772679103213">
            <text:p>69.8772679103213</text:p>
          </table:table-cell>
          <table:table-cell office:value-type="float" office:value="30.2150493759875">
            <text:p>30.2150493759875</text:p>
          </table:table-cell>
          <table:table-cell office:value-type="float" office:value="2450.0">
            <text:p>24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81">
            <text:p>6.81</text:p>
          </table:table-cell>
          <table:table-cell office:value-type="float" office:value="1.13">
            <text:p>1.13</text:p>
          </table:table-cell>
          <table:table-cell office:value-type="float" office:value="1.1272118162243747">
            <text:p>1.1272118162243747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743">
            <text:p>T-2743</text:p>
          </table:table-cell>
          <table:table-cell office:value-type="float" office:value="69.9002077256903">
            <text:p>69.9002077256903</text:p>
          </table:table-cell>
          <table:table-cell office:value-type="float" office:value="29.881470802551">
            <text:p>29.881470802551</text:p>
          </table:table-cell>
          <table:table-cell office:value-type="float" office:value="1770.0">
            <text:p>1770.0</text:p>
          </table:table-cell>
          <table:table-cell office:value-type="float" office:value="90.0">
            <text:p>90.0</text:p>
          </table:table-cell>
          <table:table-cell office:value-type="string" office:value="reindeer antler">
            <text:p>reindeer antl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26">
            <text:p>7.26</text:p>
          </table:table-cell>
          <table:table-cell office:value-type="float" office:value="1.13">
            <text:p>1.13</text:p>
          </table:table-cell>
          <table:table-cell office:value-type="float" office:value="1.1270536681996906">
            <text:p>1.1270536681996906</text:p>
          </table:table-cell>
          <table:table-cell office:value-type="string" office:value="Olsen1984,Moller1987,CreelEtal2022">
            <text:p>Olsen1984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476">
            <text:p>T-247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00.0">
            <text:p>360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7.23">
            <text:p>17.23</text:p>
          </table:table-cell>
          <table:table-cell office:value-type="float" office:value="1.22">
            <text:p>1.22</text:p>
          </table:table-cell>
          <table:table-cell office:value-type="float" office:value="1.2178449216001317">
            <text:p>1.2178449216001317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5">
            <text:p>T-205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520.0">
            <text:p>452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48">
            <text:p>16.48</text:p>
          </table:table-cell>
          <table:table-cell office:value-type="float" office:value="1.21">
            <text:p>1.21</text:p>
          </table:table-cell>
          <table:table-cell office:value-type="float" office:value="1.2137209896757262">
            <text:p>1.213720989675726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675">
            <text:p>T-675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2420.0">
            <text:p>2420.0</text:p>
          </table:table-cell>
          <table:table-cell office:value-type="float" office:value="120.0">
            <text:p>120.0</text:p>
          </table:table-cell>
          <table:table-cell office:value-type="string" office:value="ubest.tre">
            <text:p>ubest.tr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4.22">
            <text:p>14.22</text:p>
          </table:table-cell>
          <table:table-cell office:value-type="float" office:value="3.17">
            <text:p>3.17</text:p>
          </table:table-cell>
          <table:table-cell office:value-type="float" office:value="3.166998505219615">
            <text:p>3.166998505219615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7219">
            <text:p>T-7219</text:p>
          </table:table-cell>
          <table:table-cell office:value-type="float" office:value="70.1296742608007">
            <text:p>70.1296742608007</text:p>
          </table:table-cell>
          <table:table-cell office:value-type="float" office:value="29.0072247699804">
            <text:p>29.0072247699804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birch">
            <text:p>bir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3.72">
            <text:p>23.72</text:p>
          </table:table-cell>
          <table:table-cell office:value-type="float" office:value="2.24">
            <text:p>2.24</text:p>
          </table:table-cell>
          <table:table-cell office:value-type="float" office:value="2.2427392920407128">
            <text:p>2.2427392920407128</text:p>
          </table:table-cell>
          <table:table-cell office:value-type="string" office:value="Schanche1988,CreelEtal2022">
            <text:p>Schanche1988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8">
            <text:p>T-19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50.0">
            <text:p>365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88">
            <text:p>12.88</text:p>
          </table:table-cell>
          <table:table-cell office:value-type="float" office:value="1.19">
            <text:p>1.19</text:p>
          </table:table-cell>
          <table:table-cell office:value-type="float" office:value="1.1943835656094535">
            <text:p>1.194383565609453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700">
            <text:p>Hel-700</text:p>
          </table:table-cell>
          <table:table-cell office:value-type="float" office:value="70.0674">
            <text:p>70.0674</text:p>
          </table:table-cell>
          <table:table-cell office:value-type="float" office:value="28.88">
            <text:p>28.88</text:p>
          </table:table-cell>
          <table:table-cell office:value-type="float" office:value="5620.0">
            <text:p>562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3.05">
            <text:p>23.05</text:p>
          </table:table-cell>
          <table:table-cell office:value-type="float" office:value="2.0">
            <text:p>2.0</text:p>
          </table:table-cell>
          <table:table-cell office:value-type="float" office:value="2.001105990131251">
            <text:p>2.00110599013125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99">
            <text:p>Hel-699</text:p>
          </table:table-cell>
          <table:table-cell office:value-type="float" office:value="70.0674">
            <text:p>70.0674</text:p>
          </table:table-cell>
          <table:table-cell office:value-type="float" office:value="28.88">
            <text:p>28.88</text:p>
          </table:table-cell>
          <table:table-cell office:value-type="float" office:value="5360.0">
            <text:p>536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1.49">
            <text:p>21.49</text:p>
          </table:table-cell>
          <table:table-cell office:value-type="float" office:value="1.24">
            <text:p>1.24</text:p>
          </table:table-cell>
          <table:table-cell office:value-type="float" office:value="1.2417711454511102">
            <text:p>1.241771145451110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56">
            <text:p>Hel-656</text:p>
          </table:table-cell>
          <table:table-cell office:value-type="float" office:value="70.0583">
            <text:p>70.0583</text:p>
          </table:table-cell>
          <table:table-cell office:value-type="float" office:value="28.95">
            <text:p>28.95</text:p>
          </table:table-cell>
          <table:table-cell office:value-type="float" office:value="7510.0">
            <text:p>7510.0</text:p>
          </table:table-cell>
          <table:table-cell office:value-type="float" office:value="220.0">
            <text:p>2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2.49">
            <text:p>32.49</text:p>
          </table:table-cell>
          <table:table-cell office:value-type="float" office:value="1.31">
            <text:p>1.31</text:p>
          </table:table-cell>
          <table:table-cell office:value-type="float" office:value="1.308205199332759">
            <text:p>1.308205199332759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55">
            <text:p>Hel-655</text:p>
          </table:table-cell>
          <table:table-cell office:value-type="float" office:value="70.0583">
            <text:p>70.0583</text:p>
          </table:table-cell>
          <table:table-cell office:value-type="float" office:value="28.95">
            <text:p>28.95</text:p>
          </table:table-cell>
          <table:table-cell office:value-type="float" office:value="8780.0">
            <text:p>878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5">
            <text:p>34.05</text:p>
          </table:table-cell>
          <table:table-cell office:value-type="float" office:value="2.04">
            <text:p>2.04</text:p>
          </table:table-cell>
          <table:table-cell office:value-type="float" office:value="2.0435605533413397">
            <text:p>2.043560553341339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8">
            <text:p>Hel-628</text:p>
          </table:table-cell>
          <table:table-cell office:value-type="float" office:value="70.073718">
            <text:p>70.073718</text:p>
          </table:table-cell>
          <table:table-cell office:value-type="float" office:value="28.841846">
            <text:p>28.841846</text:p>
          </table:table-cell>
          <table:table-cell office:value-type="float" office:value="8120.0">
            <text:p>8120.0</text:p>
          </table:table-cell>
          <table:table-cell office:value-type="float" office:value="170.0">
            <text:p>1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3.8">
            <text:p>23.8</text:p>
          </table:table-cell>
          <table:table-cell office:value-type="float" office:value="1.26">
            <text:p>1.26</text:p>
          </table:table-cell>
          <table:table-cell office:value-type="float" office:value="1.255198233891936">
            <text:p>1.255198233891936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7">
            <text:p>Hel-627</text:p>
          </table:table-cell>
          <table:table-cell office:value-type="float" office:value="70.073718">
            <text:p>70.073718</text:p>
          </table:table-cell>
          <table:table-cell office:value-type="float" office:value="28.841846">
            <text:p>28.841846</text:p>
          </table:table-cell>
          <table:table-cell office:value-type="float" office:value="5530.0">
            <text:p>5530.0</text:p>
          </table:table-cell>
          <table:table-cell office:value-type="float" office:value="150.0">
            <text:p>1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2.29">
            <text:p>22.29</text:p>
          </table:table-cell>
          <table:table-cell office:value-type="float" office:value="1.25">
            <text:p>1.25</text:p>
          </table:table-cell>
          <table:table-cell office:value-type="float" office:value="1.2463631445321672">
            <text:p>1.246363144532167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6">
            <text:p>Hel-626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3190.0">
            <text:p>3190.0</text:p>
          </table:table-cell>
          <table:table-cell office:value-type="float" office:value="120.0">
            <text:p>12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2">
            <text:p>11.2</text:p>
          </table:table-cell>
          <table:table-cell office:value-type="float" office:value="1.19">
            <text:p>1.19</text:p>
          </table:table-cell>
          <table:table-cell office:value-type="float" office:value="1.1850417054646167">
            <text:p>1.185041705464616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5">
            <text:p>Hel-625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6430.0">
            <text:p>6430.0</text:p>
          </table:table-cell>
          <table:table-cell office:value-type="float" office:value="150.0">
            <text:p>1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8">
            <text:p>15.8</text:p>
          </table:table-cell>
          <table:table-cell office:value-type="float" office:value="1.21">
            <text:p>1.21</text:p>
          </table:table-cell>
          <table:table-cell office:value-type="float" office:value="1.2094394750009148">
            <text:p>1.2094394750009148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4">
            <text:p>Hel-624</text:p>
          </table:table-cell>
          <table:table-cell office:value-type="float" office:value="70.14928">
            <text:p>70.14928</text:p>
          </table:table-cell>
          <table:table-cell office:value-type="float" office:value="28.864357">
            <text:p>28.864357</text:p>
          </table:table-cell>
          <table:table-cell office:value-type="float" office:value="4120.0">
            <text:p>412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8">
            <text:p>15.8</text:p>
          </table:table-cell>
          <table:table-cell office:value-type="float" office:value="1.21">
            <text:p>1.21</text:p>
          </table:table-cell>
          <table:table-cell office:value-type="float" office:value="1.2094394750009148">
            <text:p>1.2094394750009148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2053">
            <text:p>T-2053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430.0">
            <text:p>443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2">
            <text:p>Hel-622</text:p>
          </table:table-cell>
          <table:table-cell office:value-type="float" office:value="70.084236">
            <text:p>70.084236</text:p>
          </table:table-cell>
          <table:table-cell office:value-type="float" office:value="29.696347">
            <text:p>29.696347</text:p>
          </table:table-cell>
          <table:table-cell office:value-type="float" office:value="4300.0">
            <text:p>4300.0</text:p>
          </table:table-cell>
          <table:table-cell office:value-type="float" office:value="160.0">
            <text:p>16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2.13">
            <text:p>12.13</text:p>
          </table:table-cell>
          <table:table-cell office:value-type="float" office:value="4.64">
            <text:p>4.64</text:p>
          </table:table-cell>
          <table:table-cell office:value-type="float" office:value="4.635161100979923">
            <text:p>4.635161100979923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1">
            <text:p>Hel-621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3930.0">
            <text:p>3930.0</text:p>
          </table:table-cell>
          <table:table-cell office:value-type="float" office:value="130.0">
            <text:p>130.0</text:p>
          </table:table-cell>
          <table:table-cell office:value-type="string" office:value="mytilus edulis and modiolus modiolus">
            <text:p>mytilus edulis and 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43">
            <text:p>15.43</text:p>
          </table:table-cell>
          <table:table-cell office:value-type="float" office:value="4.65">
            <text:p>4.65</text:p>
          </table:table-cell>
          <table:table-cell office:value-type="float" office:value="4.651042650325353">
            <text:p>4.651042650325353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0">
            <text:p>Hel-620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4400.0">
            <text:p>4400.0</text:p>
          </table:table-cell>
          <table:table-cell office:value-type="float" office:value="130.0">
            <text:p>130.0</text:p>
          </table:table-cell>
          <table:table-cell office:value-type="string" office:value="mytilus edulis and modiolus modiolus">
            <text:p>mytilus edulis and 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43">
            <text:p>15.43</text:p>
          </table:table-cell>
          <table:table-cell office:value-type="float" office:value="4.65">
            <text:p>4.65</text:p>
          </table:table-cell>
          <table:table-cell office:value-type="float" office:value="4.651042650325353">
            <text:p>4.651042650325353</text:p>
          </table:table-cell>
          <table:table-cell office:value-type="string" office:value="Tanner1906,DonnerEtal1977,CreelEtal2022">
            <text:p>Tanner1906,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9">
            <text:p>Hel-619</text:p>
          </table:table-cell>
          <table:table-cell office:value-type="float" office:value="70.09649">
            <text:p>70.09649</text:p>
          </table:table-cell>
          <table:table-cell office:value-type="float" office:value="29.419987">
            <text:p>29.419987</text:p>
          </table:table-cell>
          <table:table-cell office:value-type="float" office:value="3820.0">
            <text:p>3820.0</text:p>
          </table:table-cell>
          <table:table-cell office:value-type="float" office:value="130.0">
            <text:p>13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63">
            <text:p>8.63</text:p>
          </table:table-cell>
          <table:table-cell office:value-type="float" office:value="4.63">
            <text:p>4.63</text:p>
          </table:table-cell>
          <table:table-cell office:value-type="float" office:value="4.631857231385922">
            <text:p>4.631857231385922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23">
            <text:p>Hel-623</text:p>
          </table:table-cell>
          <table:table-cell office:value-type="float" office:value="70.106968">
            <text:p>70.106968</text:p>
          </table:table-cell>
          <table:table-cell office:value-type="float" office:value="30.174366">
            <text:p>30.174366</text:p>
          </table:table-cell>
          <table:table-cell office:value-type="float" office:value="3680.0">
            <text:p>3680.0</text:p>
          </table:table-cell>
          <table:table-cell office:value-type="float" office:value="140.0">
            <text:p>1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4.63">
            <text:p>4.63</text:p>
          </table:table-cell>
          <table:table-cell office:value-type="float" office:value="4.626708810226234">
            <text:p>4.626708810226234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7">
            <text:p>Hel-617</text:p>
          </table:table-cell>
          <table:table-cell office:value-type="float" office:value="70.1167">
            <text:p>70.1167</text:p>
          </table:table-cell>
          <table:table-cell office:value-type="float" office:value="29.292">
            <text:p>29.292</text:p>
          </table:table-cell>
          <table:table-cell office:value-type="float" office:value="3830.0">
            <text:p>3830.0</text:p>
          </table:table-cell>
          <table:table-cell office:value-type="float" office:value="110.0">
            <text:p>11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13">
            <text:p>1.13</text:p>
          </table:table-cell>
          <table:table-cell office:value-type="float" office:value="1.1312949773796341">
            <text:p>1.1312949773796341</text:p>
          </table:table-cell>
          <table:table-cell office:value-type="string" office:value="Tanner1906,DonnerEtal1977,CreelEtal2022">
            <text:p>Tanner1906,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7">
            <text:p>T-19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800.0">
            <text:p>4800.0</text:p>
          </table:table-cell>
          <table:table-cell office:value-type="float" office:value="150.0">
            <text:p>150.0</text:p>
          </table:table-cell>
          <table:table-cell office:value-type="string" office:value="unidentified charcoal">
            <text:p>unidentifie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8.63">
            <text:p>18.63</text:p>
          </table:table-cell>
          <table:table-cell office:value-type="float" office:value="1.23">
            <text:p>1.23</text:p>
          </table:table-cell>
          <table:table-cell office:value-type="float" office:value="1.22562859899365">
            <text:p>1.2256285989936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Hel-618">
            <text:p>Hel-618</text:p>
          </table:table-cell>
          <table:table-cell office:value-type="float" office:value="70.2222">
            <text:p>70.2222</text:p>
          </table:table-cell>
          <table:table-cell office:value-type="float" office:value="29.209162">
            <text:p>29.209162</text:p>
          </table:table-cell>
          <table:table-cell office:value-type="float" office:value="4190.0">
            <text:p>419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9">
            <text:p>11.9</text:p>
          </table:table-cell>
          <table:table-cell office:value-type="float" office:value="1.19">
            <text:p>1.19</text:p>
          </table:table-cell>
          <table:table-cell office:value-type="float" office:value="1.1884173382744305">
            <text:p>1.1884173382744305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8">
            <text:p>T-1918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660.0">
            <text:p>366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1.2">
            <text:p>1.2</text:p>
          </table:table-cell>
          <table:table-cell office:value-type="float" office:value="1.2015451734812153">
            <text:p>1.2015451734812153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7">
            <text:p>T-191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210.0">
            <text:p>4210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2.88">
            <text:p>12.88</text:p>
          </table:table-cell>
          <table:table-cell office:value-type="float" office:value="1.19">
            <text:p>1.19</text:p>
          </table:table-cell>
          <table:table-cell office:value-type="float" office:value="1.1943835656094535">
            <text:p>1.194383565609453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6">
            <text:p>T-191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3750.0">
            <text:p>375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48">
            <text:p>14.48</text:p>
          </table:table-cell>
          <table:table-cell office:value-type="float" office:value="1.2">
            <text:p>1.2</text:p>
          </table:table-cell>
          <table:table-cell office:value-type="float" office:value="1.2028833448615341">
            <text:p>1.2028833448615341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5">
            <text:p>T-1915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190.0">
            <text:p>419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6.73">
            <text:p>16.73</text:p>
          </table:table-cell>
          <table:table-cell office:value-type="float" office:value="1.22">
            <text:p>1.22</text:p>
          </table:table-cell>
          <table:table-cell office:value-type="float" office:value="1.2150920451590048">
            <text:p>1.2150920451590048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6">
            <text:p>T-196</text:p>
          </table:table-cell>
          <table:table-cell office:value-type="float" office:value="70.0722509047731">
            <text:p>70.0722509047731</text:p>
          </table:table-cell>
          <table:table-cell office:value-type="float" office:value="28.8953455471743">
            <text:p>28.8953455471743</text:p>
          </table:table-cell>
          <table:table-cell office:value-type="float" office:value="4750.0">
            <text:p>4750.0</text:p>
          </table:table-cell>
          <table:table-cell office:value-type="float" office:value="150.0">
            <text:p>15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7.52">
            <text:p>17.52</text:p>
          </table:table-cell>
          <table:table-cell office:value-type="float" office:value="1.22">
            <text:p>1.22</text:p>
          </table:table-cell>
          <table:table-cell office:value-type="float" office:value="1.2151479673540448">
            <text:p>1.2151479673540448</text:p>
          </table:table-cell>
          <table:table-cell office:value-type="string" office:value="Simonsen1968,Moller1987,CreelEtal2022">
            <text:p>Simonsen196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2">
            <text:p>T-182</text:p>
          </table:table-cell>
          <table:table-cell office:value-type="float" office:value="70.112">
            <text:p>70.112</text:p>
          </table:table-cell>
          <table:table-cell office:value-type="float" office:value="29.643685">
            <text:p>29.643685</text:p>
          </table:table-cell>
          <table:table-cell office:value-type="float" office:value="7750.0">
            <text:p>7750.0</text:p>
          </table:table-cell>
          <table:table-cell office:value-type="float" office:value="150.0">
            <text:p>15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5">
            <text:p>24.5</text:p>
          </table:table-cell>
          <table:table-cell office:value-type="float" office:value="1.27">
            <text:p>1.27</text:p>
          </table:table-cell>
          <table:table-cell office:value-type="float" office:value="1.2678157796873544">
            <text:p>1.26781577968735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17">
            <text:p>T-1817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Alder">
            <text:p>Alder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.23">
            <text:p>12.23</text:p>
          </table:table-cell>
          <table:table-cell office:value-type="float" office:value="1.19">
            <text:p>1.19</text:p>
          </table:table-cell>
          <table:table-cell office:value-type="float" office:value="1.1909746027862442">
            <text:p>1.1909746027862442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816">
            <text:p>T-1816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4350.0">
            <text:p>4350.0</text:p>
          </table:table-cell>
          <table:table-cell office:value-type="float" office:value="130.0">
            <text:p>130.0</text:p>
          </table:table-cell>
          <table:table-cell office:value-type="string" office:value="Pine">
            <text:p>Pi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63">
            <text:p>18.63</text:p>
          </table:table-cell>
          <table:table-cell office:value-type="float" office:value="1.23">
            <text:p>1.23</text:p>
          </table:table-cell>
          <table:table-cell office:value-type="float" office:value="1.22562859899365">
            <text:p>1.22562859899365</text:p>
          </table:table-cell>
          <table:table-cell office:value-type="string" office:value="Helskog1978,Moller1987,CreelEtal2022">
            <text:p>Helskog1978,Moller1987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729">
            <text:p>T-1729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2020.0">
            <text:p>2020.0</text:p>
          </table:table-cell>
          <table:table-cell office:value-type="float" office:value="110.0">
            <text:p>11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Moller1987,Olsen1984,CreelEtal2022">
            <text:p>Helskog1978,Moller1987,Olsen1984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728">
            <text:p>T-1728</text:p>
          </table:table-cell>
          <table:table-cell office:value-type="float" office:value="69.863872">
            <text:p>69.863872</text:p>
          </table:table-cell>
          <table:table-cell office:value-type="float" office:value="30.068088">
            <text:p>30.068088</text:p>
          </table:table-cell>
          <table:table-cell office:value-type="float" office:value="1970.0">
            <text:p>1970.0</text:p>
          </table:table-cell>
          <table:table-cell office:value-type="float" office:value="90.0">
            <text:p>9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26">
            <text:p>5.26</text:p>
          </table:table-cell>
          <table:table-cell office:value-type="float" office:value="1.13">
            <text:p>1.13</text:p>
          </table:table-cell>
          <table:table-cell office:value-type="float" office:value="1.1313931333115528">
            <text:p>1.1313931333115528</text:p>
          </table:table-cell>
          <table:table-cell office:value-type="string" office:value="Helskog1978,Moller1987,Olsen1984,CreelEtal2022">
            <text:p>Helskog1978,Moller1987,Olsen1984,CreelEtal2022</text:p>
          </table:table-cell>
        </table:table-row>
        <table:table-row>
          <table:table-cell office:value-type="string" office:value="Varangerfjord">
            <text:p>Varangerfjord</text:p>
          </table:table-cell>
          <table:table-cell office:value-type="string" office:value="radiocarbon">
            <text:p>radiocarbon</text:p>
          </table:table-cell>
          <table:table-cell office:value-type="string" office:value="T-1914">
            <text:p>T-1914</text:p>
          </table:table-cell>
          <table:table-cell office:value-type="float" office:value="70.005848">
            <text:p>70.005848</text:p>
          </table:table-cell>
          <table:table-cell office:value-type="float" office:value="29.194909">
            <text:p>29.194909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4.23">
            <text:p>24.23</text:p>
          </table:table-cell>
          <table:table-cell office:value-type="float" office:value="1.26">
            <text:p>1.26</text:p>
          </table:table-cell>
          <table:table-cell office:value-type="float" office:value="1.2578403321116562">
            <text:p>1.2578403321116562</text:p>
          </table:table-cell>
          <table:table-cell office:value-type="string" office:value="Helskog1978,CreelEtal2022">
            <text:p>Helskog1978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